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4a620" officeooo:paragraph-rsid="0004a620"/>
    </style:style>
    <style:style style:name="P2" style:family="paragraph" style:parent-style-name="Standard">
      <style:text-properties officeooo:rsid="0004a620" officeooo:paragraph-rsid="0007f4e6"/>
    </style:style>
    <style:style style:name="P3" style:family="paragraph" style:parent-style-name="Standard" style:list-style-name="L1">
      <style:text-properties officeooo:rsid="0004a620" officeooo:paragraph-rsid="0007f4e6"/>
    </style:style>
    <style:style style:name="P4" style:family="paragraph" style:parent-style-name="Standard" style:list-style-name="L1">
      <style:text-properties officeooo:rsid="0004a620" officeooo:paragraph-rsid="0004a620"/>
    </style:style>
    <style:style style:name="P5" style:family="paragraph" style:parent-style-name="Standard">
      <style:text-properties officeooo:rsid="000644c5" officeooo:paragraph-rsid="000644c5"/>
    </style:style>
    <style:style style:name="P6" style:family="paragraph" style:parent-style-name="Standard" style:list-style-name="L1">
      <style:text-properties officeooo:rsid="000644c5" officeooo:paragraph-rsid="000644c5"/>
    </style:style>
    <style:style style:name="P7" style:family="paragraph" style:parent-style-name="Standard">
      <style:text-properties officeooo:rsid="0007f4e6" officeooo:paragraph-rsid="0007f4e6"/>
    </style:style>
    <style:style style:name="P8" style:family="paragraph" style:parent-style-name="Standard" style:list-style-name="L1">
      <style:text-properties officeooo:rsid="0007f4e6" officeooo:paragraph-rsid="0007f4e6"/>
    </style:style>
    <style:style style:name="P9" style:family="paragraph" style:parent-style-name="Standard" style:list-style-name="L2">
      <style:paragraph-properties fo:text-align="start" style:justify-single-word="false"/>
      <style:text-properties officeooo:rsid="0007f4e6" officeooo:paragraph-rsid="0007f4e6"/>
    </style:style>
    <style:style style:name="P10" style:family="paragraph" style:parent-style-name="Standard" style:list-style-name="L2">
      <style:paragraph-properties fo:text-align="start" style:justify-single-word="false"/>
      <style:text-properties officeooo:paragraph-rsid="0007f4e6"/>
    </style:style>
    <style:style style:name="T1" style:family="text">
      <style:text-properties officeooo:rsid="000644c5"/>
    </style:style>
    <style:style style:name="T2" style:family="text">
      <style:text-properties officeooo:rsid="0007f4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ssion Statement: “A container for all the words of wisdom that have touched me and I don’t want to forget. This will continually inspire me and remind me of these things.”</text:p>
      <text:p text:style-name="P1"/>
      <text:p text:style-name="P1">Word Map: Inspire Wisdom Biblical Reliable-Container</text:p>
      <text:p text:style-name="P1"/>
      <text:p text:style-name="P2">Functional Requirements: </text:p>
      <text:list xml:id="list904681915" text:style-name="L1">
        <text:list-item>
          <text:p text:style-name="P3">Organization</text:p>
        </text:list-item>
        <text:list-item>
          <text:p text:style-name="P3">Automatic-Entry</text:p>
        </text:list-item>
        <text:list-item>
          <text:p text:style-name="P3">Highlighter-aware</text:p>
        </text:list-item>
        <text:list-item>
          <text:p text:style-name="P8">Voice-entry</text:p>
        </text:list-item>
        <text:list-item>
          <text:p text:style-name="P3">Pop-up-automatically (Inspire me!)</text:p>
        </text:list-item>
        <text:list-item>
          <text:p text:style-name="P3"><text:span text:style-name="T2">Desktop: </text:span>Screen-Saver</text:p>
        </text:list-item>
        <text:list-item>
          <text:p text:style-name="P4">First-load: <text:span text:style-name="T1">Inspiration Bank</text:span></text:p>
        </text:list-item>
        <text:list-item>
          <text:p text:style-name="P6">Sharing: “Share it with Andy – requires contact information of course.”</text:p>
        </text:list-item>
        <text:list-item>
          <text:p text:style-name="P6">Sharing: “I love this shared quote – deposit to my inspirational bank.”</text:p>
        </text:list-item>
        <text:list-item>
          <text:p text:style-name="P6">??Sharing: All of the social networks and what that means in each one. - <text:span text:style-name="T2">Raises a lot of control issues.l</text:span></text:p>
        </text:list-item>
        <text:list-item>
          <text:p text:style-name="P6">Feelings mode: If you are feeling lonely then you can find inspirational help.</text:p>
        </text:list-item>
        <text:list-item>
          <text:p text:style-name="P6">Friends: Circles of <text:span text:style-name="T2">friends – not a free-for-all.</text:span></text:p>
        </text:list-item>
      </text:list>
      <text:p text:style-name="P5"/>
      <text:p text:style-name="P7">Next steps:</text:p>
      <text:list xml:id="list3672178871" text:style-name="L2">
        <text:list-item>
          <text:p text:style-name="P9">What are requirements for Apple Store and Google Play Store?</text:p>
        </text:list-item>
        <text:list-item>
          <text:p text:style-name="P9">What does an app need to do to access camera?</text:p>
        </text:list-item>
        <text:list-item>
          <text:p text:style-name="P10"><text:span text:style-name="T2">What are the best options for recognizing highlighted text?</text:span></text:p>
        </text:list-item>
        <text:list-item>
          <text:p text:style-name="P9">What are the best options for generating speech?</text:p>
        </text:list-item>
        <text:list-item>
          <text:p text:style-name="P9">What are the best options for recognizing speech?</text:p>
        </text:list-item>
      </text:list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1-29T20:26:46.425367202</meta:creation-date>
    <dc:date>2020-11-29T20:58:44.035109026</dc:date>
    <meta:editing-duration>PT11M31S</meta:editing-duration>
    <meta:editing-cycles>1</meta:editing-cycles>
    <meta:generator>LibreOffice/6.4.4.2$MacOSX_X86_64 LibreOffice_project/3d775be2011f3886db32dfd395a6a6d1ca2630ff</meta:generator>
    <meta:document-statistic meta:table-count="0" meta:image-count="0" meta:object-count="0" meta:page-count="1" meta:paragraph-count="21" meta:word-count="176" meta:character-count="1051" meta:non-whitespace-character-count="909"/>
  </office:meta>
</office:document-meta>
</file>